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8" office:value-type="string" office:string-value="Forecast. Details">
            <text:p>Forecast. Details</text:p>
          </table:table-cell>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text:p>Foreca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forecast sales or orders.">
            <text:p>A document used to forecast sales or order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UBL Version Identifier. Identifier">
            <text:p>Forecast. UBL Vers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Customization Identifier. Identifier">
            <text:p>Forecast. Customiza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Profile Identifier. Identifier">
            <text:p>Forecast. Profile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Profile Execution Identifier. Identifier">
            <text:p>Forecast. Profile Execution Identifier.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Identifier">
            <text:p>Forecast.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Number">
            <text:p>Foreca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Copy_ Indicator. Indicator">
            <text:p>Forecast. Copy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UUID. Identifier">
            <text:p>Forecast. UUID.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Issue Date. Date">
            <text:p>Forecast. Issue Date. Dat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Issue Time. Time">
            <text:p>Forecast. Issue Time. Time</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Note. Text">
            <text:p>Forecast. Note. Text</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Forecast. Version. Identifier">
            <text:p>Forecast. Version. Identifier</text:p>
          </table:table-cell>
          <table:table-cell table:style-name="ce9" office:value-type="string" office:string-value=""/>
          <table:table-cell office:value-type="string" table:style-name="ce9" office:string-value="Forecast">
            <text:p>Foreca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9" office:string-value="Forecast. Based On Consensus_ Indicator. Indicator">
            <text:p>Forecast. Based On Consensus_ Indicator. Indicator</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Based On Consensus">
            <text:p>Based On Consensus</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Forecast is based on consensus (true) or not (false).">
            <text:p>Indicates whether the Forecast is based on consensu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9" office:string-value="Forecast. Forecast_ Purpose Code. Code">
            <text:p>Forecast. Forecast_ Purpose Code. Code</text:p>
          </table:table-cell>
          <table:table-cell table:style-name="ce9" office:value-type="string" office:string-value=""/>
          <table:table-cell office:value-type="string" table:style-name="ce9" office:string-value="Forecast">
            <text:p>Forecast</text:p>
          </table:table-cell>
          <table:table-cell office:value-type="string" table:style-name="ce9" office:string-value="Forecast">
            <text:p>Forecast</text:p>
          </table:table-cell>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purpose of the Forecast document.">
            <text:p>A code signifying the purpose of the Forecast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Forecast_ Period. Period">
            <text:p>Forecast. Forecast_ Period. Period</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orecast. Additional_ Document Reference. Document Reference">
            <text:p>Forecast. Additional_ Document Reference. Document Referenc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Signature">
            <text:p>Forecast. Signatur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Sender_ Party. Party">
            <text:p>Forecast. Send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ceiver_ Party. Party">
            <text:p>Forecast. Receiver_ Party.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Buyer_ Customer Party. Customer Party">
            <text:p>Forecast. Buyer_ Customer Party. Custom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Seller_ Supplier Party. Supplier Party">
            <text:p>Forecast. Seller_ Supplier Party. Supplier Party</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10" office:value-type="string" office:string-value="Forecast. Forecast Line">
            <text:p>Forecast. Forecast Line</text:p>
          </table:table-cell>
          <table:table-cell table:style-name="ce10" office:value-type="string" office:string-value=""/>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Line">
            <text:p>Forecast Line</text:p>
          </table:table-cell>
          <table:table-cell table:style-name="ce10" office:value-type="string" office:string-value="Forecast Line">
            <text:p>Foreca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Line">
            <text:p>Foreca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Forecast Line.">
            <text:p>A Forecast Lin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